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Before starting a deep dive into your learning adventure, think about the following questions.</text:p>
      <text:p text:style-name="Standard"/>
      <text:p text:style-name="Standard">What is GitOps? And what are the principles and benefits of GitOps?</text:p>
      <text:p text:style-name="Standard">What are the differences between typical CI/CD pipelines and GitOps?</text:p>
      <text:p text:style-name="Standard">How can Git be the single source of truth for continuous deployment?</text:p>
      <text:p text:style-name="Standard">How does GitOps build on immutable infrastructure? And how is the whole system's desired state described in Git?</text:p>
      <text:p text:style-name="Standard">How does GitOps build and iterate on ideas drawn from DevOps and Site Reliability Engineering?</text:p>
      <text:p text:style-name="Standard">What is progressive delivery? And how does it help risk-averse enterprises?</text:p>
      <text:p text:style-name="Standard">What is Flux? And how does it keep Kubernetes clusters in sync with sources of configuration (like Git repositories)?</text:p>
      <text:p text:style-name="Standard">Reflect on these questions as you work your way through this module, and particularly when you get to the weekly discussion.</text:p>
      <text:p text:style-name="Standard"/>
      <text:p text:style-name="Standard"/>
      <text:p text:style-name="Standard">OVERVIEW</text:p>
      <text:p text:style-name="Standard">Underline</text:p>
      <text:p text:style-name="Standard"/>
      <text:p text:style-name="Standard">This week you will learn about GitOps, the principles of GitOps, and the benefits of GitOps. You will understand how GitOps builds and iterates on ideas drawn from DevOps and Site Reliability Engineering.</text:p>
      <text:p text:style-name="Standard"/>
      <text:p text:style-name="Standard">We will examine the difference between a typical CI/CD pipeline and a GitOps deployment pipeline. You will discover why you should use GitOps and how it works, the differences between push-based ad pull-based deployments.</text:p>
      <text:p text:style-name="Standard"/>
      <text:p text:style-name="Standard">Git Commit</text:p>
      <text:p text:style-name="Standard"/>
      <text:p text:style-name="Standard">You will understand progressive delivery and how it helps risk-averse enterprises to release new features.</text:p>
      <text:p text:style-name="Standard"/>
      <text:p text:style-name="Standard">Finally, you will learn about Flux, what you can do with Flux and how to get started with Flux. You will practice Flux using an optional and self-guided tutorial by deploying an application to a Kubernetes cluster with Flux and managing the cluster in a complete GitOps manner.</text:p>
      <text:p text:style-name="Standard"/>
      <text:p text:style-name="Standard">Enjoy the module this week. GitOps is an excellent way of continuous deployment for cloud-native applications. GitOps allow you to version CI/CD on top of a declarative infrastructure to make your production environment match the described state in the repository. Always remember that DevOps is not just about implementing tools, but building culture within the organization.</text:p>
      <text:p text:style-name="Standard"/>
      <text:p text:style-name="Standard"/>
      <text:p text:style-name="Standard">WHY IT MATTERS</text:p>
      <text:p text:style-name="Standard">Underline</text:p>
      <text:p text:style-name="Standard"/>
      <text:p text:style-name="Standard">GitOps</text:p>
      <text:p text:style-name="Standard">As a DevOps Engineer/Architect, you will deal with GitOps to do continuous delivery. So what is GitOps? It is an operating model for building cloud native applications that unify deployment, monitoring and management. It works by using Git as a source of truth for declarative infrastructure and applications. It automates CI/CD pipeline roll out changes to your infrastructure when commits are <text:soft-page-break/>pushed and approved in Git. It also makes use of diff tools to compare the actual production state with what's under source control and alerts you when there is a divergence. The ultimate goal of GitOps is to speed up development so that your team can make changes and updates safely and securely to complex applications running in Kubernetes.</text:p>
      <text:p text:style-name="Standard"/>
      <text:p text:style-name="Standard">GitOps Principles &amp; Key Benefits</text:p>
      <text:p text:style-name="Standard">In the GitOps principles, the entire system is described declaratively; the canonical desired system state is versioned in Git, approved changes to the desired state are automatically applied to the system, and software agents ensure correctness and alert on divergence. GitOps increases productivity, enhances developer experience, improves compliance and stability, ensures higher reliability, and increases consistency and standardization.</text:p>
      <text:p text:style-name="Standard"/>
      <text:p text:style-name="Standard">Progressive delivery makes it easier to adopt continuous delivery by deploying new versions to a subset of users and evaluating their correctness and performance before rolling them to the totality of the users and rolling back if not matching some key metrics. Progressive delivery includes deployment strategies that try to avoid the pitfalls of all-or-nothing deployment strategies. New versions being deployed do not replace existing versions but run in parallel for an amount of time receiving live production traffic and are evaluated in terms of correctness and performance before the rollout is considered successful. Progressive delivery techniques include rolling updates, blue-green deployment, canary deployments and feature flags.</text:p>
      <text:p text:style-name="Standard"/>
      <text:p text:style-name="Standard">Flux</text:p>
      <text:p text:style-name="Standard">Flux is an open-source project and program that runs as a pod deployment in a Kubernetes Cluster. Its role to monitor a Git Repository for changes and apply those changes when committed by developers, engineers, and operators. Flux has been donated to the Cloud Native Computing Foundation and is evolving as a premier way to manage continuous delivery. Flux calls the Git API and uses commit history to apply changes through the Kubernetes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3T11:32:12.808000000</meta:creation-date>
    <dc:date>2023-07-13T11:44:18.259000000</dc:date>
    <meta:editing-duration>PT12M5S</meta:editing-duration>
    <meta:editing-cycles>1</meta:editing-cycles>
    <meta:document-statistic meta:table-count="0" meta:image-count="0" meta:object-count="0" meta:page-count="2" meta:paragraph-count="26" meta:word-count="692" meta:character-count="4463" meta:non-whitespace-character-count="3797"/>
    <meta:generator>LibreOffice/6.1.2.1$Windows_X86_64 LibreOffice_project/65905a128db06ba48db947242809d14d3f9a93fe</meta:generator>
  </office:meta>
</office:document-meta>
</file>